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18.96pt"/>
    </style:style>
    <style:style style:name="co3" style:family="table-column">
      <style:table-column-properties fo:break-before="auto" style:column-width="9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ext-properties style:font-name="Liberation Sans" style:font-name-asian="Arial Unicode MS" style:font-name-complex="Arial Unicode MS"/>
    </style:style>
    <style:style style:name="ce3" style:family="table-cell" style:parent-style-name="Default" style:data-style-name="N1"/>
    <style:style style:name="ce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co_layout_2017_11_06-12_16_5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run0</text:p>
          </table:table-cell>
          <table:table-cell office:value-type="float" office:value="0" calcext:value-type="float">
            <text:p>0</text:p>
          </table:table-cell>
          <table:table-cell office:value-type="float" office:value="1310.60917412785" calcext:value-type="float">
            <text:p>1310.60917412785</text:p>
          </table:table-cell>
          <table:table-cell table:number-columns-repeated="2"/>
          <table:table-cell office:value-type="string" calcext:value-type="string">
            <text:p>Ejecución</text:p>
          </table:table-cell>
          <table:table-cell office:value-type="string" calcext:value-type="string">
            <text:p>Mínimo</text:p>
          </table:table-cell>
          <table:table-cell office:value-type="string" calcext:value-type="string">
            <text:p>Diferencia</text:p>
          </table:table-cell>
          <table:table-cell office:value-type="string" calcext:value-type="string">
            <text:p>Iteraciones requeridas</text:p>
          </table:table-cell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1" calcext:value-type="float">
            <text:p>1</text:p>
          </table:table-cell>
          <table:table-cell office:value-type="float" office:value="1205.89885620327" calcext:value-type="float">
            <text:p>1205.898856203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MIN([.C1:.C20])" office:value-type="float" office:value="630" calcext:value-type="float">
            <text:p>630</text:p>
          </table:table-cell>
          <table:table-cell table:formula="of:=([.G2]-630)*100/630" office:value-type="float" office:value="0" calcext:value-type="float">
            <text:p>0</text:p>
          </table:table-cell>
          <table:table-cell table:formula="of:=MATCH([.G2];[.C1:.C20];0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2" calcext:value-type="float">
            <text:p>2</text:p>
          </table:table-cell>
          <table:table-cell office:value-type="float" office:value="1195.35468710157" calcext:value-type="float">
            <text:p>1195.354687101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MIN([.C21:.C40])" office:value-type="float" office:value="630" calcext:value-type="float">
            <text:p>630</text:p>
          </table:table-cell>
          <table:table-cell table:formula="of:=([.G3]-630)*100/630" office:value-type="float" office:value="0" calcext:value-type="float">
            <text:p>0</text:p>
          </table:table-cell>
          <table:table-cell table:formula="of:=MATCH([.G3];[.C21:.C40];0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3" calcext:value-type="float">
            <text:p>3</text:p>
          </table:table-cell>
          <table:table-cell office:value-type="float" office:value="1084.34327487186" calcext:value-type="float">
            <text:p>1084.3432748718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MIN([.C41:.C60])" office:value-type="float" office:value="630" calcext:value-type="float">
            <text:p>630</text:p>
          </table:table-cell>
          <table:table-cell table:formula="of:=([.G4]-630)*100/630" office:value-type="float" office:value="0" calcext:value-type="float">
            <text:p>0</text:p>
          </table:table-cell>
          <table:table-cell table:formula="of:=MATCH([.G4];[.C41:.C60];0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4" calcext:value-type="float">
            <text:p>4</text:p>
          </table:table-cell>
          <table:table-cell office:value-type="float" office:value="971.866014549891" calcext:value-type="float">
            <text:p>971.86601454989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" table:formula="of:=MIN([.C61:.C80])" office:value-type="float" office:value="630" calcext:value-type="float">
            <text:p>630</text:p>
          </table:table-cell>
          <table:table-cell table:formula="of:=([.G5]-630)*100/630" office:value-type="float" office:value="0" calcext:value-type="float">
            <text:p>0</text:p>
          </table:table-cell>
          <table:table-cell table:formula="of:=MATCH([.G5];[.C61:.C80]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5" calcext:value-type="float">
            <text:p>5</text:p>
          </table:table-cell>
          <table:table-cell office:value-type="float" office:value="847.357158876222" calcext:value-type="float">
            <text:p>847.35715887622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" table:formula="of:=MIN([.C81:.C100])" office:value-type="float" office:value="630" calcext:value-type="float">
            <text:p>630</text:p>
          </table:table-cell>
          <table:table-cell table:formula="of:=([.G6]-630)*100/630" office:value-type="float" office:value="0" calcext:value-type="float">
            <text:p>0</text:p>
          </table:table-cell>
          <table:table-cell table:formula="of:=MATCH([.G6];[.C81:.C100];0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6" calcext:value-type="float">
            <text:p>6</text:p>
          </table:table-cell>
          <table:table-cell office:value-type="float" office:value="770.219124314841" calcext:value-type="float">
            <text:p>770.21912431484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" table:formula="of:=MIN([.C101:.C120])" office:value-type="float" office:value="630" calcext:value-type="float">
            <text:p>630</text:p>
          </table:table-cell>
          <table:table-cell table:formula="of:=([.G7]-630)*100/630" office:value-type="float" office:value="0" calcext:value-type="float">
            <text:p>0</text:p>
          </table:table-cell>
          <table:table-cell table:formula="of:=MATCH([.G7];[.C101:.C120];0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7" calcext:value-type="float">
            <text:p>7</text:p>
          </table:table-cell>
          <table:table-cell office:value-type="float" office:value="687.799598751101" calcext:value-type="float">
            <text:p>687.79959875110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2" table:formula="of:=MIN([.C121:.C140])" office:value-type="float" office:value="630" calcext:value-type="float">
            <text:p>630</text:p>
          </table:table-cell>
          <table:table-cell table:formula="of:=([.G8]-630)*100/630" office:value-type="float" office:value="0" calcext:value-type="float">
            <text:p>0</text:p>
          </table:table-cell>
          <table:table-cell table:formula="of:=MATCH([.G8];[.C121:.C140];0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8" calcext:value-type="float">
            <text:p>8</text:p>
          </table:table-cell>
          <table:table-cell office:value-type="float" office:value="648.284271247462" calcext:value-type="float">
            <text:p>648.28427124746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" table:formula="of:=MIN([.C141:.C160])" office:value-type="float" office:value="630" calcext:value-type="float">
            <text:p>630</text:p>
          </table:table-cell>
          <table:table-cell table:formula="of:=([.G9]-630)*100/630" office:value-type="float" office:value="0" calcext:value-type="float">
            <text:p>0</text:p>
          </table:table-cell>
          <table:table-cell table:formula="of:=MATCH([.G9];[.C141:.C160];0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9" calcext:value-type="float">
            <text:p>9</text:p>
          </table:table-cell>
          <table:table-cell office:value-type="float" office:value="648.284271247462" calcext:value-type="float">
            <text:p>648.28427124746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2" table:formula="of:=MIN([.C161:.C180])" office:value-type="float" office:value="630" calcext:value-type="float">
            <text:p>630</text:p>
          </table:table-cell>
          <table:table-cell table:formula="of:=([.G10]-630)*100/630" office:value-type="float" office:value="0" calcext:value-type="float">
            <text:p>0</text:p>
          </table:table-cell>
          <table:table-cell table:formula="of:=MATCH([.G10];[.C161:.C180];0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10" calcext:value-type="float">
            <text:p>10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" table:formula="of:=MIN([.C181:.C200])" office:value-type="float" office:value="630" calcext:value-type="float">
            <text:p>630</text:p>
          </table:table-cell>
          <table:table-cell table:formula="of:=([.G11]-630)*100/630" office:value-type="float" office:value="0" calcext:value-type="float">
            <text:p>0</text:p>
          </table:table-cell>
          <table:table-cell table:formula="of:=MATCH([.G11];[.C181:.C200]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11" calcext:value-type="float">
            <text:p>11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2" table:formula="of:=MIN([.C201:.C220])" office:value-type="float" office:value="630" calcext:value-type="float">
            <text:p>630</text:p>
          </table:table-cell>
          <table:table-cell table:formula="of:=([.G12]-630)*100/630" office:value-type="float" office:value="0" calcext:value-type="float">
            <text:p>0</text:p>
          </table:table-cell>
          <table:table-cell table:formula="of:=MATCH([.G12];[.C201:.C220];0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12" calcext:value-type="float">
            <text:p>12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2" table:formula="of:=MIN([.C221:.C240])" office:value-type="float" office:value="630" calcext:value-type="float">
            <text:p>630</text:p>
          </table:table-cell>
          <table:table-cell table:formula="of:=([.G13]-630)*100/630" office:value-type="float" office:value="0" calcext:value-type="float">
            <text:p>0</text:p>
          </table:table-cell>
          <table:table-cell table:formula="of:=MATCH([.G13];[.C221:.C240];0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13" calcext:value-type="float">
            <text:p>13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2" table:formula="of:=MIN([.C241:.C260])" office:value-type="float" office:value="630" calcext:value-type="float">
            <text:p>630</text:p>
          </table:table-cell>
          <table:table-cell table:formula="of:=([.G14]-630)*100/630" office:value-type="float" office:value="0" calcext:value-type="float">
            <text:p>0</text:p>
          </table:table-cell>
          <table:table-cell table:formula="of:=MATCH([.G14];[.C241:.C260];0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14" calcext:value-type="float">
            <text:p>14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2" table:formula="of:=MIN([.C261:.C280])" office:value-type="float" office:value="630" calcext:value-type="float">
            <text:p>630</text:p>
          </table:table-cell>
          <table:table-cell table:formula="of:=([.G15]-630)*100/630" office:value-type="float" office:value="0" calcext:value-type="float">
            <text:p>0</text:p>
          </table:table-cell>
          <table:table-cell table:formula="of:=MATCH([.G15];[.C261:.C280];0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15" calcext:value-type="float">
            <text:p>15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2" table:formula="of:=MIN([.C281:.C300])" office:value-type="float" office:value="630" calcext:value-type="float">
            <text:p>630</text:p>
          </table:table-cell>
          <table:table-cell table:formula="of:=([.G17]-630)*100/630" office:value-type="float" office:value="0" calcext:value-type="float">
            <text:p>0</text:p>
          </table:table-cell>
          <table:table-cell table:formula="of:=MATCH([.G16];[.C281:.C300];0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16" calcext:value-type="float">
            <text:p>16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2" table:formula="of:=MIN([.C301:.C320])" office:value-type="float" office:value="630" calcext:value-type="float">
            <text:p>630</text:p>
          </table:table-cell>
          <table:table-cell table:formula="of:=([.G18]-630)*100/630" office:value-type="float" office:value="0" calcext:value-type="float">
            <text:p>0</text:p>
          </table:table-cell>
          <table:table-cell table:formula="of:=MATCH([.G17];[.C301:.C320];0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2" table:formula="of:=MIN([.C321:.C340])" office:value-type="float" office:value="630" calcext:value-type="float">
            <text:p>630</text:p>
          </table:table-cell>
          <table:table-cell table:formula="of:=([.G19]-630)*100/630" office:value-type="float" office:value="0" calcext:value-type="float">
            <text:p>0</text:p>
          </table:table-cell>
          <table:table-cell table:formula="of:=MATCH([.G18];[.C321:.C340]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18" calcext:value-type="float">
            <text:p>18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ce2" table:formula="of:=MIN([.C341:.C360])" office:value-type="float" office:value="630" calcext:value-type="float">
            <text:p>630</text:p>
          </table:table-cell>
          <table:table-cell table:formula="of:=([.G20]-630)*100/630" office:value-type="float" office:value="0" calcext:value-type="float">
            <text:p>0</text:p>
          </table:table-cell>
          <table:table-cell table:formula="of:=MATCH([.G19];[.C341:.C360];0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19" calcext:value-type="float">
            <text:p>19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2" table:formula="of:=MIN([.C361:.C380])" office:value-type="float" office:value="630" calcext:value-type="float">
            <text:p>630</text:p>
          </table:table-cell>
          <table:table-cell table:formula="of:=([.G21]-630)*100/630" office:value-type="float" office:value="0" calcext:value-type="float">
            <text:p>0</text:p>
          </table:table-cell>
          <table:table-cell table:formula="of:=MATCH([.G20];[.C361:.C380];0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0" calcext:value-type="float">
            <text:p>0</text:p>
          </table:table-cell>
          <table:table-cell office:value-type="float" office:value="1269.52676529795" calcext:value-type="float">
            <text:p>1269.5267652979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2" table:formula="of:=MIN([.C381:.C400])" office:value-type="float" office:value="630" calcext:value-type="float">
            <text:p>630</text:p>
          </table:table-cell>
          <table:table-cell table:formula="of:=([.G21]-630)*100/630" office:value-type="float" office:value="0" calcext:value-type="float">
            <text:p>0</text:p>
          </table:table-cell>
          <table:table-cell table:formula="of:=MATCH([.G21];[.C381:.C400];0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1" calcext:value-type="float">
            <text:p>1</text:p>
          </table:table-cell>
          <table:table-cell office:value-type="float" office:value="1150.45625048979" calcext:value-type="float">
            <text:p>1150.45625048979</text:p>
          </table:table-cell>
          <table:table-cell table:number-columns-repeated="2"/>
          <table:table-cell table:style-name="ce1" office:value-type="string" calcext:value-type="string">
            <text:p>Promedio:</text:p>
          </table:table-cell>
          <table:table-cell table:formula="of:=AVERAGE([.G2:.G21])" office:value-type="float" office:value="630" calcext:value-type="float">
            <text:p>630</text:p>
          </table:table-cell>
          <table:table-cell table:formula="of:=AVERAGE([.H2:.H21])" office:value-type="float" office:value="0" calcext:value-type="float">
            <text:p>0</text:p>
          </table:table-cell>
          <table:table-cell table:style-name="ce3" table:formula="of:=AVERAGE([.I2:.I21])" office:value-type="float" office:value="14.6" calcext:value-type="float">
            <text:p>15</text:p>
          </table:table-cell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2" calcext:value-type="float">
            <text:p>2</text:p>
          </table:table-cell>
          <table:table-cell office:value-type="float" office:value="1074.72469232451" calcext:value-type="float">
            <text:p>1074.72469232451</text:p>
          </table:table-cell>
          <table:table-cell table:number-columns-repeated="2"/>
          <table:table-cell table:style-name="ce1" office:value-type="string" calcext:value-type="string">
            <text:p>Desv. Est:</text:p>
          </table:table-cell>
          <table:table-cell table:formula="of:=STDEV([.G2:.G21])" office:value-type="float" office:value="0" calcext:value-type="float">
            <text:p>0</text:p>
          </table:table-cell>
          <table:table-cell table:formula="of:=STDEV([.H2:.H21])" office:value-type="float" office:value="0" calcext:value-type="float">
            <text:p>0</text:p>
          </table:table-cell>
          <table:table-cell table:style-name="ce4" table:formula="of:=STDEV([.I2:.I21])" office:value-type="float" office:value="2.32605380758689" calcext:value-type="float">
            <text:p>2.33</text:p>
          </table:table-cell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3" calcext:value-type="float">
            <text:p>3</text:p>
          </table:table-cell>
          <table:table-cell office:value-type="float" office:value="1074.72469232451" calcext:value-type="float">
            <text:p>1074.724692324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4" calcext:value-type="float">
            <text:p>4</text:p>
          </table:table-cell>
          <table:table-cell office:value-type="float" office:value="942.559660940427" calcext:value-type="float">
            <text:p>942.5596609404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5" calcext:value-type="float">
            <text:p>5</text:p>
          </table:table-cell>
          <table:table-cell office:value-type="float" office:value="842.029404497283" calcext:value-type="float">
            <text:p>842.029404497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6" calcext:value-type="float">
            <text:p>6</text:p>
          </table:table-cell>
          <table:table-cell office:value-type="float" office:value="740.870956644753" calcext:value-type="float">
            <text:p>740.8709566447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7" calcext:value-type="float">
            <text:p>7</text:p>
          </table:table-cell>
          <table:table-cell office:value-type="float" office:value="692.066307259769" calcext:value-type="float">
            <text:p>692.0663072597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8" calcext:value-type="float">
            <text:p>8</text:p>
          </table:table-cell>
          <table:table-cell office:value-type="float" office:value="671.355629141114" calcext:value-type="float">
            <text:p>671.355629141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9" calcext:value-type="float">
            <text:p>9</text:p>
          </table:table-cell>
          <table:table-cell office:value-type="float" office:value="646.502815398729" calcext:value-type="float">
            <text:p>646.5028153987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10" calcext:value-type="float">
            <text:p>10</text:p>
          </table:table-cell>
          <table:table-cell office:value-type="float" office:value="646.502815398729" calcext:value-type="float">
            <text:p>646.5028153987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11" calcext:value-type="float">
            <text:p>11</text:p>
          </table:table-cell>
          <table:table-cell office:value-type="float" office:value="634.142135623731" calcext:value-type="float">
            <text:p>634.142135623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12" calcext:value-type="float">
            <text:p>12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13" calcext:value-type="float">
            <text:p>13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14" calcext:value-type="float">
            <text:p>14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15" calcext:value-type="float">
            <text:p>15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16" calcext:value-type="float">
            <text:p>16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18" calcext:value-type="float">
            <text:p>18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19" calcext:value-type="float">
            <text:p>19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0" calcext:value-type="float">
            <text:p>0</text:p>
          </table:table-cell>
          <table:table-cell office:value-type="float" office:value="1230.32705256943" calcext:value-type="float">
            <text:p>1230.327052569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1" calcext:value-type="float">
            <text:p>1</text:p>
          </table:table-cell>
          <table:table-cell office:value-type="float" office:value="1230.32705256943" calcext:value-type="float">
            <text:p>1230.327052569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2" calcext:value-type="float">
            <text:p>2</text:p>
          </table:table-cell>
          <table:table-cell office:value-type="float" office:value="1165.15395490556" calcext:value-type="float">
            <text:p>1165.153954905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3" calcext:value-type="float">
            <text:p>3</text:p>
          </table:table-cell>
          <table:table-cell office:value-type="float" office:value="1026.10554993705" calcext:value-type="float">
            <text:p>1026.105549937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4" calcext:value-type="float">
            <text:p>4</text:p>
          </table:table-cell>
          <table:table-cell office:value-type="float" office:value="959.355261116279" calcext:value-type="float">
            <text:p>959.3552611162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5" calcext:value-type="float">
            <text:p>5</text:p>
          </table:table-cell>
          <table:table-cell office:value-type="float" office:value="876.30346140319" calcext:value-type="float">
            <text:p>876.303461403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6" calcext:value-type="float">
            <text:p>6</text:p>
          </table:table-cell>
          <table:table-cell office:value-type="float" office:value="765.984036540256" calcext:value-type="float">
            <text:p>765.9840365402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7" calcext:value-type="float">
            <text:p>7</text:p>
          </table:table-cell>
          <table:table-cell office:value-type="float" office:value="710.749647249976" calcext:value-type="float">
            <text:p>710.7496472499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8" calcext:value-type="float">
            <text:p>8</text:p>
          </table:table-cell>
          <table:table-cell office:value-type="float" office:value="681.355629141115" calcext:value-type="float">
            <text:p>681.3556291411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9" calcext:value-type="float">
            <text:p>9</text:p>
          </table:table-cell>
          <table:table-cell office:value-type="float" office:value="663.005630797458" calcext:value-type="float">
            <text:p>663.0056307974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10" calcext:value-type="float">
            <text:p>10</text:p>
          </table:table-cell>
          <table:table-cell office:value-type="float" office:value="654.787086646191" calcext:value-type="float">
            <text:p>654.787086646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11" calcext:value-type="float">
            <text:p>11</text:p>
          </table:table-cell>
          <table:table-cell office:value-type="float" office:value="642.426406871193" calcext:value-type="float">
            <text:p>642.426406871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12" calcext:value-type="float">
            <text:p>12</text:p>
          </table:table-cell>
          <table:table-cell office:value-type="float" office:value="638.284271247462" calcext:value-type="float">
            <text:p>638.2842712474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13" calcext:value-type="float">
            <text:p>13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14" calcext:value-type="float">
            <text:p>14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15" calcext:value-type="float">
            <text:p>15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16" calcext:value-type="float">
            <text:p>16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18" calcext:value-type="float">
            <text:p>18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19" calcext:value-type="float">
            <text:p>19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0" calcext:value-type="float">
            <text:p>0</text:p>
          </table:table-cell>
          <table:table-cell office:value-type="float" office:value="1349.50774591808" calcext:value-type="float">
            <text:p>1349.507745918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1" calcext:value-type="float">
            <text:p>1</text:p>
          </table:table-cell>
          <table:table-cell office:value-type="float" office:value="1218.54405298784" calcext:value-type="float">
            <text:p>1218.544052987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2" calcext:value-type="float">
            <text:p>2</text:p>
          </table:table-cell>
          <table:table-cell office:value-type="float" office:value="1075.47746884823" calcext:value-type="float">
            <text:p>1075.477468848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3" calcext:value-type="float">
            <text:p>3</text:p>
          </table:table-cell>
          <table:table-cell office:value-type="float" office:value="1070.74756216398" calcext:value-type="float">
            <text:p>1070.747562163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4" calcext:value-type="float">
            <text:p>4</text:p>
          </table:table-cell>
          <table:table-cell office:value-type="float" office:value="956.447126762028" calcext:value-type="float">
            <text:p>956.4471267620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5" calcext:value-type="float">
            <text:p>5</text:p>
          </table:table-cell>
          <table:table-cell office:value-type="float" office:value="843.065721752303" calcext:value-type="float">
            <text:p>843.0657217523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6" calcext:value-type="float">
            <text:p>6</text:p>
          </table:table-cell>
          <table:table-cell office:value-type="float" office:value="764.452234735758" calcext:value-type="float">
            <text:p>764.4522347357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7" calcext:value-type="float">
            <text:p>7</text:p>
          </table:table-cell>
          <table:table-cell office:value-type="float" office:value="715.563491861041" calcext:value-type="float">
            <text:p>715.5634918610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8" calcext:value-type="float">
            <text:p>8</text:p>
          </table:table-cell>
          <table:table-cell office:value-type="float" office:value="646.568542494924" calcext:value-type="float">
            <text:p>646.5685424949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9" calcext:value-type="float">
            <text:p>9</text:p>
          </table:table-cell>
          <table:table-cell office:value-type="float" office:value="646.568542494924" calcext:value-type="float">
            <text:p>646.5685424949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10" calcext:value-type="float">
            <text:p>10</text:p>
          </table:table-cell>
          <table:table-cell office:value-type="float" office:value="642.426406871193" calcext:value-type="float">
            <text:p>642.426406871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11" calcext:value-type="float">
            <text:p>11</text:p>
          </table:table-cell>
          <table:table-cell office:value-type="float" office:value="642.426406871193" calcext:value-type="float">
            <text:p>642.426406871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12" calcext:value-type="float">
            <text:p>12</text:p>
          </table:table-cell>
          <table:table-cell office:value-type="float" office:value="634.142135623731" calcext:value-type="float">
            <text:p>634.142135623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13" calcext:value-type="float">
            <text:p>13</text:p>
          </table:table-cell>
          <table:table-cell office:value-type="float" office:value="634.142135623731" calcext:value-type="float">
            <text:p>634.142135623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14" calcext:value-type="float">
            <text:p>14</text:p>
          </table:table-cell>
          <table:table-cell office:value-type="float" office:value="634.142135623731" calcext:value-type="float">
            <text:p>634.142135623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15" calcext:value-type="float">
            <text:p>15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16" calcext:value-type="float">
            <text:p>16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18" calcext:value-type="float">
            <text:p>18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19" calcext:value-type="float">
            <text:p>19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0" calcext:value-type="float">
            <text:p>0</text:p>
          </table:table-cell>
          <table:table-cell office:value-type="float" office:value="1165.24396065999" calcext:value-type="float">
            <text:p>1165.243960659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1" calcext:value-type="float">
            <text:p>1</text:p>
          </table:table-cell>
          <table:table-cell office:value-type="float" office:value="1165.24396065999" calcext:value-type="float">
            <text:p>1165.243960659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2" calcext:value-type="float">
            <text:p>2</text:p>
          </table:table-cell>
          <table:table-cell office:value-type="float" office:value="1165.24396065999" calcext:value-type="float">
            <text:p>1165.243960659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3" calcext:value-type="float">
            <text:p>3</text:p>
          </table:table-cell>
          <table:table-cell office:value-type="float" office:value="1107.43628348011" calcext:value-type="float">
            <text:p>1107.436283480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4" calcext:value-type="float">
            <text:p>4</text:p>
          </table:table-cell>
          <table:table-cell office:value-type="float" office:value="880.37940284094" calcext:value-type="float">
            <text:p>880.379402840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5" calcext:value-type="float">
            <text:p>5</text:p>
          </table:table-cell>
          <table:table-cell office:value-type="float" office:value="805.984036540256" calcext:value-type="float">
            <text:p>805.9840365402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6" calcext:value-type="float">
            <text:p>6</text:p>
          </table:table-cell>
          <table:table-cell office:value-type="float" office:value="737.054814270334" calcext:value-type="float">
            <text:p>737.0548142703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7" calcext:value-type="float">
            <text:p>7</text:p>
          </table:table-cell>
          <table:table-cell office:value-type="float" office:value="723.557629669063" calcext:value-type="float">
            <text:p>723.5576296690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8" calcext:value-type="float">
            <text:p>8</text:p>
          </table:table-cell>
          <table:table-cell office:value-type="float" office:value="650.710678118655" calcext:value-type="float">
            <text:p>650.7106781186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9" calcext:value-type="float">
            <text:p>9</text:p>
          </table:table-cell>
          <table:table-cell office:value-type="float" office:value="650.710678118655" calcext:value-type="float">
            <text:p>650.7106781186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10" calcext:value-type="float">
            <text:p>10</text:p>
          </table:table-cell>
          <table:table-cell office:value-type="float" office:value="638.284271247462" calcext:value-type="float">
            <text:p>638.2842712474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11" calcext:value-type="float">
            <text:p>11</text:p>
          </table:table-cell>
          <table:table-cell office:value-type="float" office:value="638.284271247462" calcext:value-type="float">
            <text:p>638.2842712474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12" calcext:value-type="float">
            <text:p>12</text:p>
          </table:table-cell>
          <table:table-cell office:value-type="float" office:value="634.142135623731" calcext:value-type="float">
            <text:p>634.142135623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13" calcext:value-type="float">
            <text:p>13</text:p>
          </table:table-cell>
          <table:table-cell office:value-type="float" office:value="634.142135623731" calcext:value-type="float">
            <text:p>634.142135623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14" calcext:value-type="float">
            <text:p>14</text:p>
          </table:table-cell>
          <table:table-cell office:value-type="float" office:value="634.142135623731" calcext:value-type="float">
            <text:p>634.142135623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15" calcext:value-type="float">
            <text:p>15</text:p>
          </table:table-cell>
          <table:table-cell office:value-type="float" office:value="634.142135623731" calcext:value-type="float">
            <text:p>634.142135623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16" calcext:value-type="float">
            <text:p>16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18" calcext:value-type="float">
            <text:p>18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19" calcext:value-type="float">
            <text:p>19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0" calcext:value-type="float">
            <text:p>0</text:p>
          </table:table-cell>
          <table:table-cell office:value-type="float" office:value="1293.8665297814" calcext:value-type="float">
            <text:p>1293.86652978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1" calcext:value-type="float">
            <text:p>1</text:p>
          </table:table-cell>
          <table:table-cell office:value-type="float" office:value="1208.9560673716" calcext:value-type="float">
            <text:p>1208.95606737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2" calcext:value-type="float">
            <text:p>2</text:p>
          </table:table-cell>
          <table:table-cell office:value-type="float" office:value="1162.47064464381" calcext:value-type="float">
            <text:p>1162.470644643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3" calcext:value-type="float">
            <text:p>3</text:p>
          </table:table-cell>
          <table:table-cell office:value-type="float" office:value="1032.75053223029" calcext:value-type="float">
            <text:p>1032.750532230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4" calcext:value-type="float">
            <text:p>4</text:p>
          </table:table-cell>
          <table:table-cell office:value-type="float" office:value="938.925539520568" calcext:value-type="float">
            <text:p>938.9255395205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5" calcext:value-type="float">
            <text:p>5</text:p>
          </table:table-cell>
          <table:table-cell office:value-type="float" office:value="819.641612644465" calcext:value-type="float">
            <text:p>819.6416126444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6" calcext:value-type="float">
            <text:p>6</text:p>
          </table:table-cell>
          <table:table-cell office:value-type="float" office:value="709.508446196187" calcext:value-type="float">
            <text:p>709.5084461961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7" calcext:value-type="float">
            <text:p>7</text:p>
          </table:table-cell>
          <table:table-cell office:value-type="float" office:value="663.137084989848" calcext:value-type="float">
            <text:p>663.1370849898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8" calcext:value-type="float">
            <text:p>8</text:p>
          </table:table-cell>
          <table:table-cell office:value-type="float" office:value="663.137084989848" calcext:value-type="float">
            <text:p>663.1370849898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9" calcext:value-type="float">
            <text:p>9</text:p>
          </table:table-cell>
          <table:table-cell office:value-type="float" office:value="658.284271247462" calcext:value-type="float">
            <text:p>658.2842712474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10" calcext:value-type="float">
            <text:p>10</text:p>
          </table:table-cell>
          <table:table-cell office:value-type="float" office:value="638.284271247462" calcext:value-type="float">
            <text:p>638.2842712474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11" calcext:value-type="float">
            <text:p>11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12" calcext:value-type="float">
            <text:p>12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13" calcext:value-type="float">
            <text:p>13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14" calcext:value-type="float">
            <text:p>14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15" calcext:value-type="float">
            <text:p>15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16" calcext:value-type="float">
            <text:p>16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18" calcext:value-type="float">
            <text:p>18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19" calcext:value-type="float">
            <text:p>19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0" calcext:value-type="float">
            <text:p>0</text:p>
          </table:table-cell>
          <table:table-cell office:value-type="float" office:value="1255.75440022075" calcext:value-type="float">
            <text:p>1255.75440022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" calcext:value-type="float">
            <text:p>1</text:p>
          </table:table-cell>
          <table:table-cell office:value-type="float" office:value="1179.01389394792" calcext:value-type="float">
            <text:p>1179.013893947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" calcext:value-type="float">
            <text:p>2</text:p>
          </table:table-cell>
          <table:table-cell office:value-type="float" office:value="1179.01389394792" calcext:value-type="float">
            <text:p>1179.013893947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" calcext:value-type="float">
            <text:p>3</text:p>
          </table:table-cell>
          <table:table-cell office:value-type="float" office:value="1027.2484257864" calcext:value-type="float">
            <text:p>1027.24842578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" calcext:value-type="float">
            <text:p>4</text:p>
          </table:table-cell>
          <table:table-cell office:value-type="float" office:value="872.887052870993" calcext:value-type="float">
            <text:p>872.8870528709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" calcext:value-type="float">
            <text:p>5</text:p>
          </table:table-cell>
          <table:table-cell office:value-type="float" office:value="872.887052870993" calcext:value-type="float">
            <text:p>872.8870528709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" calcext:value-type="float">
            <text:p>6</text:p>
          </table:table-cell>
          <table:table-cell office:value-type="float" office:value="792.289316537454" calcext:value-type="float">
            <text:p>792.289316537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" calcext:value-type="float">
            <text:p>7</text:p>
          </table:table-cell>
          <table:table-cell office:value-type="float" office:value="671.355629141115" calcext:value-type="float">
            <text:p>671.3556291411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" calcext:value-type="float">
            <text:p>8</text:p>
          </table:table-cell>
          <table:table-cell office:value-type="float" office:value="668.994949366117" calcext:value-type="float">
            <text:p>668.9949493661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" calcext:value-type="float">
            <text:p>9</text:p>
          </table:table-cell>
          <table:table-cell office:value-type="float" office:value="654.852813742386" calcext:value-type="float">
            <text:p>654.852813742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0" calcext:value-type="float">
            <text:p>10</text:p>
          </table:table-cell>
          <table:table-cell office:value-type="float" office:value="638.284271247462" calcext:value-type="float">
            <text:p>638.2842712474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1" calcext:value-type="float">
            <text:p>11</text:p>
          </table:table-cell>
          <table:table-cell office:value-type="float" office:value="638.284271247462" calcext:value-type="float">
            <text:p>638.2842712474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2" calcext:value-type="float">
            <text:p>12</text:p>
          </table:table-cell>
          <table:table-cell office:value-type="float" office:value="634.142135623731" calcext:value-type="float">
            <text:p>634.142135623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3" calcext:value-type="float">
            <text:p>13</text:p>
          </table:table-cell>
          <table:table-cell office:value-type="float" office:value="634.142135623731" calcext:value-type="float">
            <text:p>634.142135623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4" calcext:value-type="float">
            <text:p>14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5" calcext:value-type="float">
            <text:p>15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6" calcext:value-type="float">
            <text:p>16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8" calcext:value-type="float">
            <text:p>18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9" calcext:value-type="float">
            <text:p>19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0" calcext:value-type="float">
            <text:p>0</text:p>
          </table:table-cell>
          <table:table-cell office:value-type="float" office:value="1203.905363568" calcext:value-type="float">
            <text:p>1203.9053635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" calcext:value-type="float">
            <text:p>1</text:p>
          </table:table-cell>
          <table:table-cell office:value-type="float" office:value="1203.905363568" calcext:value-type="float">
            <text:p>1203.9053635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" calcext:value-type="float">
            <text:p>2</text:p>
          </table:table-cell>
          <table:table-cell office:value-type="float" office:value="1154.05358579102" calcext:value-type="float">
            <text:p>1154.05358579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3" calcext:value-type="float">
            <text:p>3</text:p>
          </table:table-cell>
          <table:table-cell office:value-type="float" office:value="976.3083241724" calcext:value-type="float">
            <text:p>976.30832417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4" calcext:value-type="float">
            <text:p>4</text:p>
          </table:table-cell>
          <table:table-cell office:value-type="float" office:value="973.738469138149" calcext:value-type="float">
            <text:p>973.7384691381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5" calcext:value-type="float">
            <text:p>5</text:p>
          </table:table-cell>
          <table:table-cell office:value-type="float" office:value="803.803979038564" calcext:value-type="float">
            <text:p>803.8039790385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6" calcext:value-type="float">
            <text:p>6</text:p>
          </table:table-cell>
          <table:table-cell office:value-type="float" office:value="755.536733896167" calcext:value-type="float">
            <text:p>755.536733896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7" calcext:value-type="float">
            <text:p>7</text:p>
          </table:table-cell>
          <table:table-cell office:value-type="float" office:value="675.497764764846" calcext:value-type="float">
            <text:p>675.4977647648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8" calcext:value-type="float">
            <text:p>8</text:p>
          </table:table-cell>
          <table:table-cell office:value-type="float" office:value="658.994949366117" calcext:value-type="float">
            <text:p>658.9949493661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" calcext:value-type="float">
            <text:p>9</text:p>
          </table:table-cell>
          <table:table-cell office:value-type="float" office:value="646.568542494924" calcext:value-type="float">
            <text:p>646.5685424949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" calcext:value-type="float">
            <text:p>10</text:p>
          </table:table-cell>
          <table:table-cell office:value-type="float" office:value="634.142135623731" calcext:value-type="float">
            <text:p>634.142135623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" calcext:value-type="float">
            <text:p>11</text:p>
          </table:table-cell>
          <table:table-cell office:value-type="float" office:value="634.142135623731" calcext:value-type="float">
            <text:p>634.142135623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" calcext:value-type="float">
            <text:p>12</text:p>
          </table:table-cell>
          <table:table-cell office:value-type="float" office:value="634.142135623731" calcext:value-type="float">
            <text:p>634.142135623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" calcext:value-type="float">
            <text:p>13</text:p>
          </table:table-cell>
          <table:table-cell office:value-type="float" office:value="634.142135623731" calcext:value-type="float">
            <text:p>634.142135623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" calcext:value-type="float">
            <text:p>14</text:p>
          </table:table-cell>
          <table:table-cell office:value-type="float" office:value="634.142135623731" calcext:value-type="float">
            <text:p>634.142135623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" calcext:value-type="float">
            <text:p>15</text:p>
          </table:table-cell>
          <table:table-cell office:value-type="float" office:value="634.142135623731" calcext:value-type="float">
            <text:p>634.142135623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" calcext:value-type="float">
            <text:p>16</text:p>
          </table:table-cell>
          <table:table-cell office:value-type="float" office:value="634.142135623731" calcext:value-type="float">
            <text:p>634.142135623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" calcext:value-type="float">
            <text:p>18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" calcext:value-type="float">
            <text:p>19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0" calcext:value-type="float">
            <text:p>0</text:p>
          </table:table-cell>
          <table:table-cell office:value-type="float" office:value="1299.28739047991" calcext:value-type="float">
            <text:p>1299.287390479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" calcext:value-type="float">
            <text:p>1</text:p>
          </table:table-cell>
          <table:table-cell office:value-type="float" office:value="1240.36607563125" calcext:value-type="float">
            <text:p>1240.36607563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" calcext:value-type="float">
            <text:p>2</text:p>
          </table:table-cell>
          <table:table-cell office:value-type="float" office:value="1064.08081084568" calcext:value-type="float">
            <text:p>1064.080810845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3" calcext:value-type="float">
            <text:p>3</text:p>
          </table:table-cell>
          <table:table-cell office:value-type="float" office:value="1064.08081084568" calcext:value-type="float">
            <text:p>1064.080810845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4" calcext:value-type="float">
            <text:p>4</text:p>
          </table:table-cell>
          <table:table-cell office:value-type="float" office:value="965.718955448522" calcext:value-type="float">
            <text:p>965.7189554485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5" calcext:value-type="float">
            <text:p>5</text:p>
          </table:table-cell>
          <table:table-cell office:value-type="float" office:value="845.658043290944" calcext:value-type="float">
            <text:p>845.6580432909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6" calcext:value-type="float">
            <text:p>6</text:p>
          </table:table-cell>
          <table:table-cell office:value-type="float" office:value="785.050462120757" calcext:value-type="float">
            <text:p>785.0504621207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7" calcext:value-type="float">
            <text:p>7</text:p>
          </table:table-cell>
          <table:table-cell office:value-type="float" office:value="715.497764764846" calcext:value-type="float">
            <text:p>715.4977647648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8" calcext:value-type="float">
            <text:p>8</text:p>
          </table:table-cell>
          <table:table-cell office:value-type="float" office:value="698.836270119067" calcext:value-type="float">
            <text:p>698.8362701190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9" calcext:value-type="float">
            <text:p>9</text:p>
          </table:table-cell>
          <table:table-cell office:value-type="float" office:value="638.284271247462" calcext:value-type="float">
            <text:p>638.2842712474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0" calcext:value-type="float">
            <text:p>10</text:p>
          </table:table-cell>
          <table:table-cell office:value-type="float" office:value="638.284271247462" calcext:value-type="float">
            <text:p>638.2842712474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1" calcext:value-type="float">
            <text:p>11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2" calcext:value-type="float">
            <text:p>12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3" calcext:value-type="float">
            <text:p>13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4" calcext:value-type="float">
            <text:p>14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5" calcext:value-type="float">
            <text:p>15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6" calcext:value-type="float">
            <text:p>16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8" calcext:value-type="float">
            <text:p>18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" calcext:value-type="float">
            <text:p>19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0" calcext:value-type="float">
            <text:p>0</text:p>
          </table:table-cell>
          <table:table-cell office:value-type="float" office:value="1356.7742522006" calcext:value-type="float">
            <text:p>1356.77425220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1" calcext:value-type="float">
            <text:p>1</text:p>
          </table:table-cell>
          <table:table-cell office:value-type="float" office:value="1300.63181750918" calcext:value-type="float">
            <text:p>1300.631817509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" calcext:value-type="float">
            <text:p>2</text:p>
          </table:table-cell>
          <table:table-cell office:value-type="float" office:value="1139.71806859292" calcext:value-type="float">
            <text:p>1139.718068592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3" calcext:value-type="float">
            <text:p>3</text:p>
          </table:table-cell>
          <table:table-cell office:value-type="float" office:value="1081.86761382894" calcext:value-type="float">
            <text:p>1081.867613828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4" calcext:value-type="float">
            <text:p>4</text:p>
          </table:table-cell>
          <table:table-cell office:value-type="float" office:value="878.056753482925" calcext:value-type="float">
            <text:p>878.0567534829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5" calcext:value-type="float">
            <text:p>5</text:p>
          </table:table-cell>
          <table:table-cell office:value-type="float" office:value="805.602460992362" calcext:value-type="float">
            <text:p>805.60246099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6" calcext:value-type="float">
            <text:p>6</text:p>
          </table:table-cell>
          <table:table-cell office:value-type="float" office:value="721.196949894065" calcext:value-type="float">
            <text:p>721.1969498940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7" calcext:value-type="float">
            <text:p>7</text:p>
          </table:table-cell>
          <table:table-cell office:value-type="float" office:value="697.924171636038" calcext:value-type="float">
            <text:p>697.9241716360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8" calcext:value-type="float">
            <text:p>8</text:p>
          </table:table-cell>
          <table:table-cell office:value-type="float" office:value="668.994949366117" calcext:value-type="float">
            <text:p>668.9949493661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9" calcext:value-type="float">
            <text:p>9</text:p>
          </table:table-cell>
          <table:table-cell office:value-type="float" office:value="650.64495102246" calcext:value-type="float">
            <text:p>650.644951022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10" calcext:value-type="float">
            <text:p>10</text:p>
          </table:table-cell>
          <table:table-cell office:value-type="float" office:value="642.426406871193" calcext:value-type="float">
            <text:p>642.426406871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11" calcext:value-type="float">
            <text:p>11</text:p>
          </table:table-cell>
          <table:table-cell office:value-type="float" office:value="642.426406871193" calcext:value-type="float">
            <text:p>642.426406871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12" calcext:value-type="float">
            <text:p>12</text:p>
          </table:table-cell>
          <table:table-cell office:value-type="float" office:value="638.284271247462" calcext:value-type="float">
            <text:p>638.2842712474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13" calcext:value-type="float">
            <text:p>13</text:p>
          </table:table-cell>
          <table:table-cell office:value-type="float" office:value="638.284271247462" calcext:value-type="float">
            <text:p>638.2842712474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14" calcext:value-type="float">
            <text:p>14</text:p>
          </table:table-cell>
          <table:table-cell office:value-type="float" office:value="634.142135623731" calcext:value-type="float">
            <text:p>634.142135623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15" calcext:value-type="float">
            <text:p>15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16" calcext:value-type="float">
            <text:p>16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18" calcext:value-type="float">
            <text:p>18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19" calcext:value-type="float">
            <text:p>19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0" calcext:value-type="float">
            <text:p>0</text:p>
          </table:table-cell>
          <table:table-cell office:value-type="float" office:value="1325.37262049977" calcext:value-type="float">
            <text:p>1325.372620499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" calcext:value-type="float">
            <text:p>1</text:p>
          </table:table-cell>
          <table:table-cell office:value-type="float" office:value="1295.92916685852" calcext:value-type="float">
            <text:p>1295.929166858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" calcext:value-type="float">
            <text:p>2</text:p>
          </table:table-cell>
          <table:table-cell office:value-type="float" office:value="1271.15170761238" calcext:value-type="float">
            <text:p>1271.151707612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3" calcext:value-type="float">
            <text:p>3</text:p>
          </table:table-cell>
          <table:table-cell office:value-type="float" office:value="1152.73872432918" calcext:value-type="float">
            <text:p>1152.738724329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4" calcext:value-type="float">
            <text:p>4</text:p>
          </table:table-cell>
          <table:table-cell office:value-type="float" office:value="908.526937867609" calcext:value-type="float">
            <text:p>908.5269378676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5" calcext:value-type="float">
            <text:p>5</text:p>
          </table:table-cell>
          <table:table-cell office:value-type="float" office:value="787.252462648705" calcext:value-type="float">
            <text:p>787.2524626487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6" calcext:value-type="float">
            <text:p>6</text:p>
          </table:table-cell>
          <table:table-cell office:value-type="float" office:value="707.792717443648" calcext:value-type="float">
            <text:p>707.7927174436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7" calcext:value-type="float">
            <text:p>7</text:p>
          </table:table-cell>
          <table:table-cell office:value-type="float" office:value="671.28990204492" calcext:value-type="float">
            <text:p>671.289902044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8" calcext:value-type="float">
            <text:p>8</text:p>
          </table:table-cell>
          <table:table-cell office:value-type="float" office:value="671.28990204492" calcext:value-type="float">
            <text:p>671.289902044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9" calcext:value-type="float">
            <text:p>9</text:p>
          </table:table-cell>
          <table:table-cell office:value-type="float" office:value="668.929222269922" calcext:value-type="float">
            <text:p>668.9292222699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0" calcext:value-type="float">
            <text:p>10</text:p>
          </table:table-cell>
          <table:table-cell office:value-type="float" office:value="648.284271247462" calcext:value-type="float">
            <text:p>648.2842712474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1" calcext:value-type="float">
            <text:p>11</text:p>
          </table:table-cell>
          <table:table-cell office:value-type="float" office:value="646.568542494924" calcext:value-type="float">
            <text:p>646.5685424949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2" calcext:value-type="float">
            <text:p>12</text:p>
          </table:table-cell>
          <table:table-cell office:value-type="float" office:value="634.142135623731" calcext:value-type="float">
            <text:p>634.142135623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3" calcext:value-type="float">
            <text:p>13</text:p>
          </table:table-cell>
          <table:table-cell office:value-type="float" office:value="634.142135623731" calcext:value-type="float">
            <text:p>634.142135623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4" calcext:value-type="float">
            <text:p>14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5" calcext:value-type="float">
            <text:p>15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6" calcext:value-type="float">
            <text:p>16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" calcext:value-type="float">
            <text:p>18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" calcext:value-type="float">
            <text:p>19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0" calcext:value-type="float">
            <text:p>0</text:p>
          </table:table-cell>
          <table:table-cell office:value-type="float" office:value="1294.11054925673" calcext:value-type="float">
            <text:p>1294.110549256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1" calcext:value-type="float">
            <text:p>1</text:p>
          </table:table-cell>
          <table:table-cell office:value-type="float" office:value="1133.5486886315" calcext:value-type="float">
            <text:p>1133.54868863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2" calcext:value-type="float">
            <text:p>2</text:p>
          </table:table-cell>
          <table:table-cell office:value-type="float" office:value="1133.5486886315" calcext:value-type="float">
            <text:p>1133.54868863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3" calcext:value-type="float">
            <text:p>3</text:p>
          </table:table-cell>
          <table:table-cell office:value-type="float" office:value="980.839487979537" calcext:value-type="float">
            <text:p>980.8394879795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4" calcext:value-type="float">
            <text:p>4</text:p>
          </table:table-cell>
          <table:table-cell office:value-type="float" office:value="980.839487979537" calcext:value-type="float">
            <text:p>980.8394879795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5" calcext:value-type="float">
            <text:p>5</text:p>
          </table:table-cell>
          <table:table-cell office:value-type="float" office:value="794.136853595328" calcext:value-type="float">
            <text:p>794.1368535953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6" calcext:value-type="float">
            <text:p>6</text:p>
          </table:table-cell>
          <table:table-cell office:value-type="float" office:value="742.819726495749" calcext:value-type="float">
            <text:p>742.8197264957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7" calcext:value-type="float">
            <text:p>7</text:p>
          </table:table-cell>
          <table:table-cell office:value-type="float" office:value="724.295532842377" calcext:value-type="float">
            <text:p>724.295532842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8" calcext:value-type="float">
            <text:p>8</text:p>
          </table:table-cell>
          <table:table-cell office:value-type="float" office:value="667.147766421189" calcext:value-type="float">
            <text:p>667.147766421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9" calcext:value-type="float">
            <text:p>9</text:p>
          </table:table-cell>
          <table:table-cell office:value-type="float" office:value="656.568542494924" calcext:value-type="float">
            <text:p>656.5685424949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10" calcext:value-type="float">
            <text:p>10</text:p>
          </table:table-cell>
          <table:table-cell office:value-type="float" office:value="634.142135623731" calcext:value-type="float">
            <text:p>634.142135623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11" calcext:value-type="float">
            <text:p>11</text:p>
          </table:table-cell>
          <table:table-cell office:value-type="float" office:value="634.142135623731" calcext:value-type="float">
            <text:p>634.142135623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12" calcext:value-type="float">
            <text:p>12</text:p>
          </table:table-cell>
          <table:table-cell office:value-type="float" office:value="634.142135623731" calcext:value-type="float">
            <text:p>634.142135623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13" calcext:value-type="float">
            <text:p>13</text:p>
          </table:table-cell>
          <table:table-cell office:value-type="float" office:value="634.142135623731" calcext:value-type="float">
            <text:p>634.142135623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14" calcext:value-type="float">
            <text:p>14</text:p>
          </table:table-cell>
          <table:table-cell office:value-type="float" office:value="634.142135623731" calcext:value-type="float">
            <text:p>634.142135623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15" calcext:value-type="float">
            <text:p>15</text:p>
          </table:table-cell>
          <table:table-cell office:value-type="float" office:value="634.142135623731" calcext:value-type="float">
            <text:p>634.142135623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16" calcext:value-type="float">
            <text:p>16</text:p>
          </table:table-cell>
          <table:table-cell office:value-type="float" office:value="634.142135623731" calcext:value-type="float">
            <text:p>634.142135623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17" calcext:value-type="float">
            <text:p>17</text:p>
          </table:table-cell>
          <table:table-cell office:value-type="float" office:value="634.142135623731" calcext:value-type="float">
            <text:p>634.142135623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18" calcext:value-type="float">
            <text:p>18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19" calcext:value-type="float">
            <text:p>19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0" calcext:value-type="float">
            <text:p>0</text:p>
          </table:table-cell>
          <table:table-cell office:value-type="float" office:value="1275.61646491278" calcext:value-type="float">
            <text:p>1275.616464912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1" calcext:value-type="float">
            <text:p>1</text:p>
          </table:table-cell>
          <table:table-cell office:value-type="float" office:value="1168.54731448065" calcext:value-type="float">
            <text:p>1168.547314480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2" calcext:value-type="float">
            <text:p>2</text:p>
          </table:table-cell>
          <table:table-cell office:value-type="float" office:value="1168.54731448065" calcext:value-type="float">
            <text:p>1168.547314480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3" calcext:value-type="float">
            <text:p>3</text:p>
          </table:table-cell>
          <table:table-cell office:value-type="float" office:value="1119.67471945928" calcext:value-type="float">
            <text:p>1119.674719459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4" calcext:value-type="float">
            <text:p>4</text:p>
          </table:table-cell>
          <table:table-cell office:value-type="float" office:value="972.838285332107" calcext:value-type="float">
            <text:p>972.8382853321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5" calcext:value-type="float">
            <text:p>5</text:p>
          </table:table-cell>
          <table:table-cell office:value-type="float" office:value="828.989667337714" calcext:value-type="float">
            <text:p>828.9896673377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6" calcext:value-type="float">
            <text:p>6</text:p>
          </table:table-cell>
          <table:table-cell office:value-type="float" office:value="788.528643263294" calcext:value-type="float">
            <text:p>788.5286432632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7" calcext:value-type="float">
            <text:p>7</text:p>
          </table:table-cell>
          <table:table-cell office:value-type="float" office:value="693.716308916113" calcext:value-type="float">
            <text:p>693.7163089161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8" calcext:value-type="float">
            <text:p>8</text:p>
          </table:table-cell>
          <table:table-cell office:value-type="float" office:value="671.355629141115" calcext:value-type="float">
            <text:p>671.3556291411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9" calcext:value-type="float">
            <text:p>9</text:p>
          </table:table-cell>
          <table:table-cell office:value-type="float" office:value="664.852813742386" calcext:value-type="float">
            <text:p>664.852813742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10" calcext:value-type="float">
            <text:p>10</text:p>
          </table:table-cell>
          <table:table-cell office:value-type="float" office:value="650.710678118655" calcext:value-type="float">
            <text:p>650.7106781186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11" calcext:value-type="float">
            <text:p>11</text:p>
          </table:table-cell>
          <table:table-cell office:value-type="float" office:value="634.142135623731" calcext:value-type="float">
            <text:p>634.142135623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12" calcext:value-type="float">
            <text:p>12</text:p>
          </table:table-cell>
          <table:table-cell office:value-type="float" office:value="634.142135623731" calcext:value-type="float">
            <text:p>634.142135623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13" calcext:value-type="float">
            <text:p>13</text:p>
          </table:table-cell>
          <table:table-cell office:value-type="float" office:value="634.142135623731" calcext:value-type="float">
            <text:p>634.142135623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14" calcext:value-type="float">
            <text:p>14</text:p>
          </table:table-cell>
          <table:table-cell office:value-type="float" office:value="634.142135623731" calcext:value-type="float">
            <text:p>634.142135623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15" calcext:value-type="float">
            <text:p>15</text:p>
          </table:table-cell>
          <table:table-cell office:value-type="float" office:value="634.142135623731" calcext:value-type="float">
            <text:p>634.142135623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16" calcext:value-type="float">
            <text:p>16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18" calcext:value-type="float">
            <text:p>18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19" calcext:value-type="float">
            <text:p>19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0" calcext:value-type="float">
            <text:p>0</text:p>
          </table:table-cell>
          <table:table-cell office:value-type="float" office:value="1203.94349072374" calcext:value-type="float">
            <text:p>1203.943490723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1" calcext:value-type="float">
            <text:p>1</text:p>
          </table:table-cell>
          <table:table-cell office:value-type="float" office:value="1203.94349072374" calcext:value-type="float">
            <text:p>1203.943490723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2" calcext:value-type="float">
            <text:p>2</text:p>
          </table:table-cell>
          <table:table-cell office:value-type="float" office:value="1088.64544417122" calcext:value-type="float">
            <text:p>1088.645444171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3" calcext:value-type="float">
            <text:p>3</text:p>
          </table:table-cell>
          <table:table-cell office:value-type="float" office:value="1049.34573008684" calcext:value-type="float">
            <text:p>1049.345730086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4" calcext:value-type="float">
            <text:p>4</text:p>
          </table:table-cell>
          <table:table-cell office:value-type="float" office:value="924.692428878168" calcext:value-type="float">
            <text:p>924.692428878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5" calcext:value-type="float">
            <text:p>5</text:p>
          </table:table-cell>
          <table:table-cell office:value-type="float" office:value="839.334911451182" calcext:value-type="float">
            <text:p>839.334911451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6" calcext:value-type="float">
            <text:p>6</text:p>
          </table:table-cell>
          <table:table-cell office:value-type="float" office:value="795.893061521587" calcext:value-type="float">
            <text:p>795.8930615215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7" calcext:value-type="float">
            <text:p>7</text:p>
          </table:table-cell>
          <table:table-cell office:value-type="float" office:value="691.355629141115" calcext:value-type="float">
            <text:p>691.3556291411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8" calcext:value-type="float">
            <text:p>8</text:p>
          </table:table-cell>
          <table:table-cell office:value-type="float" office:value="660.710678118655" calcext:value-type="float">
            <text:p>660.7106781186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9" calcext:value-type="float">
            <text:p>9</text:p>
          </table:table-cell>
          <table:table-cell office:value-type="float" office:value="638.284271247462" calcext:value-type="float">
            <text:p>638.2842712474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10" calcext:value-type="float">
            <text:p>10</text:p>
          </table:table-cell>
          <table:table-cell office:value-type="float" office:value="638.284271247462" calcext:value-type="float">
            <text:p>638.2842712474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11" calcext:value-type="float">
            <text:p>11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12" calcext:value-type="float">
            <text:p>12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13" calcext:value-type="float">
            <text:p>13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14" calcext:value-type="float">
            <text:p>14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15" calcext:value-type="float">
            <text:p>15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16" calcext:value-type="float">
            <text:p>16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18" calcext:value-type="float">
            <text:p>18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19" calcext:value-type="float">
            <text:p>19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0" calcext:value-type="float">
            <text:p>0</text:p>
          </table:table-cell>
          <table:table-cell office:value-type="float" office:value="1243.79605267865" calcext:value-type="float">
            <text:p>1243.796052678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1" calcext:value-type="float">
            <text:p>1</text:p>
          </table:table-cell>
          <table:table-cell office:value-type="float" office:value="1243.79605267865" calcext:value-type="float">
            <text:p>1243.796052678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2" calcext:value-type="float">
            <text:p>2</text:p>
          </table:table-cell>
          <table:table-cell office:value-type="float" office:value="1239.51113625844" calcext:value-type="float">
            <text:p>1239.511136258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3" calcext:value-type="float">
            <text:p>3</text:p>
          </table:table-cell>
          <table:table-cell office:value-type="float" office:value="1213.84296129981" calcext:value-type="float">
            <text:p>1213.842961299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4" calcext:value-type="float">
            <text:p>4</text:p>
          </table:table-cell>
          <table:table-cell office:value-type="float" office:value="975.271185714647" calcext:value-type="float">
            <text:p>975.2711857146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5" calcext:value-type="float">
            <text:p>5</text:p>
          </table:table-cell>
          <table:table-cell office:value-type="float" office:value="882.043084132818" calcext:value-type="float">
            <text:p>882.0430841328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6" calcext:value-type="float">
            <text:p>6</text:p>
          </table:table-cell>
          <table:table-cell office:value-type="float" office:value="737.120541366529" calcext:value-type="float">
            <text:p>737.1205413665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7" calcext:value-type="float">
            <text:p>7</text:p>
          </table:table-cell>
          <table:table-cell office:value-type="float" office:value="721.869125971184" calcext:value-type="float">
            <text:p>721.8691259711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8" calcext:value-type="float">
            <text:p>8</text:p>
          </table:table-cell>
          <table:table-cell office:value-type="float" office:value="638.284271247462" calcext:value-type="float">
            <text:p>638.2842712474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9" calcext:value-type="float">
            <text:p>9</text:p>
          </table:table-cell>
          <table:table-cell office:value-type="float" office:value="638.284271247462" calcext:value-type="float">
            <text:p>638.2842712474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10" calcext:value-type="float">
            <text:p>10</text:p>
          </table:table-cell>
          <table:table-cell office:value-type="float" office:value="638.284271247462" calcext:value-type="float">
            <text:p>638.2842712474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11" calcext:value-type="float">
            <text:p>11</text:p>
          </table:table-cell>
          <table:table-cell office:value-type="float" office:value="638.284271247462" calcext:value-type="float">
            <text:p>638.2842712474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12" calcext:value-type="float">
            <text:p>12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13" calcext:value-type="float">
            <text:p>13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14" calcext:value-type="float">
            <text:p>14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15" calcext:value-type="float">
            <text:p>15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16" calcext:value-type="float">
            <text:p>16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18" calcext:value-type="float">
            <text:p>18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19" calcext:value-type="float">
            <text:p>19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0" calcext:value-type="float">
            <text:p>0</text:p>
          </table:table-cell>
          <table:table-cell office:value-type="float" office:value="1333.62805711545" calcext:value-type="float">
            <text:p>1333.62805711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1" calcext:value-type="float">
            <text:p>1</text:p>
          </table:table-cell>
          <table:table-cell office:value-type="float" office:value="1263.92653498257" calcext:value-type="float">
            <text:p>1263.926534982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2" calcext:value-type="float">
            <text:p>2</text:p>
          </table:table-cell>
          <table:table-cell office:value-type="float" office:value="1109.33467029574" calcext:value-type="float">
            <text:p>1109.334670295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3" calcext:value-type="float">
            <text:p>3</text:p>
          </table:table-cell>
          <table:table-cell office:value-type="float" office:value="1014.6348694474" calcext:value-type="float">
            <text:p>1014.63486944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4" calcext:value-type="float">
            <text:p>4</text:p>
          </table:table-cell>
          <table:table-cell office:value-type="float" office:value="932.34054224864" calcext:value-type="float">
            <text:p>932.340542248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5" calcext:value-type="float">
            <text:p>5</text:p>
          </table:table-cell>
          <table:table-cell office:value-type="float" office:value="811.950015017098" calcext:value-type="float">
            <text:p>811.9500150170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6" calcext:value-type="float">
            <text:p>6</text:p>
          </table:table-cell>
          <table:table-cell office:value-type="float" office:value="726.274637069481" calcext:value-type="float">
            <text:p>726.2746370694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7" calcext:value-type="float">
            <text:p>7</text:p>
          </table:table-cell>
          <table:table-cell office:value-type="float" office:value="726.274637069481" calcext:value-type="float">
            <text:p>726.2746370694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8" calcext:value-type="float">
            <text:p>8</text:p>
          </table:table-cell>
          <table:table-cell office:value-type="float" office:value="664.852813742386" calcext:value-type="float">
            <text:p>664.852813742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9" calcext:value-type="float">
            <text:p>9</text:p>
          </table:table-cell>
          <table:table-cell office:value-type="float" office:value="646.568542494924" calcext:value-type="float">
            <text:p>646.5685424949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10" calcext:value-type="float">
            <text:p>10</text:p>
          </table:table-cell>
          <table:table-cell office:value-type="float" office:value="646.568542494924" calcext:value-type="float">
            <text:p>646.5685424949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11" calcext:value-type="float">
            <text:p>11</text:p>
          </table:table-cell>
          <table:table-cell office:value-type="float" office:value="634.142135623731" calcext:value-type="float">
            <text:p>634.142135623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12" calcext:value-type="float">
            <text:p>12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13" calcext:value-type="float">
            <text:p>13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14" calcext:value-type="float">
            <text:p>14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15" calcext:value-type="float">
            <text:p>15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16" calcext:value-type="float">
            <text:p>16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18" calcext:value-type="float">
            <text:p>18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19" calcext:value-type="float">
            <text:p>19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0" calcext:value-type="float">
            <text:p>0</text:p>
          </table:table-cell>
          <table:table-cell office:value-type="float" office:value="1198.67060100762" calcext:value-type="float">
            <text:p>1198.67060100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1" calcext:value-type="float">
            <text:p>1</text:p>
          </table:table-cell>
          <table:table-cell office:value-type="float" office:value="1198.67060100762" calcext:value-type="float">
            <text:p>1198.67060100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2" calcext:value-type="float">
            <text:p>2</text:p>
          </table:table-cell>
          <table:table-cell office:value-type="float" office:value="1198.67060100762" calcext:value-type="float">
            <text:p>1198.67060100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3" calcext:value-type="float">
            <text:p>3</text:p>
          </table:table-cell>
          <table:table-cell office:value-type="float" office:value="1032.32440070593" calcext:value-type="float">
            <text:p>1032.324400705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4" calcext:value-type="float">
            <text:p>4</text:p>
          </table:table-cell>
          <table:table-cell office:value-type="float" office:value="900.648149580558" calcext:value-type="float">
            <text:p>900.6481495805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5" calcext:value-type="float">
            <text:p>5</text:p>
          </table:table-cell>
          <table:table-cell office:value-type="float" office:value="792.645531186034" calcext:value-type="float">
            <text:p>792.6455311860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6" calcext:value-type="float">
            <text:p>6</text:p>
          </table:table-cell>
          <table:table-cell office:value-type="float" office:value="764.45098206824" calcext:value-type="float">
            <text:p>764.450982068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7" calcext:value-type="float">
            <text:p>7</text:p>
          </table:table-cell>
          <table:table-cell office:value-type="float" office:value="719.574173292382" calcext:value-type="float">
            <text:p>719.574173292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8" calcext:value-type="float">
            <text:p>8</text:p>
          </table:table-cell>
          <table:table-cell office:value-type="float" office:value="646.568542494924" calcext:value-type="float">
            <text:p>646.5685424949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9" calcext:value-type="float">
            <text:p>9</text:p>
          </table:table-cell>
          <table:table-cell office:value-type="float" office:value="646.568542494924" calcext:value-type="float">
            <text:p>646.5685424949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10" calcext:value-type="float">
            <text:p>10</text:p>
          </table:table-cell>
          <table:table-cell office:value-type="float" office:value="646.568542494924" calcext:value-type="float">
            <text:p>646.5685424949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11" calcext:value-type="float">
            <text:p>11</text:p>
          </table:table-cell>
          <table:table-cell office:value-type="float" office:value="642.426406871193" calcext:value-type="float">
            <text:p>642.426406871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12" calcext:value-type="float">
            <text:p>12</text:p>
          </table:table-cell>
          <table:table-cell office:value-type="float" office:value="642.426406871193" calcext:value-type="float">
            <text:p>642.426406871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13" calcext:value-type="float">
            <text:p>13</text:p>
          </table:table-cell>
          <table:table-cell office:value-type="float" office:value="634.142135623731" calcext:value-type="float">
            <text:p>634.142135623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14" calcext:value-type="float">
            <text:p>14</text:p>
          </table:table-cell>
          <table:table-cell office:value-type="float" office:value="634.142135623731" calcext:value-type="float">
            <text:p>634.142135623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15" calcext:value-type="float">
            <text:p>15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16" calcext:value-type="float">
            <text:p>16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18" calcext:value-type="float">
            <text:p>18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19" calcext:value-type="float">
            <text:p>19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0" calcext:value-type="float">
            <text:p>0</text:p>
          </table:table-cell>
          <table:table-cell office:value-type="float" office:value="1232.03420211295" calcext:value-type="float">
            <text:p>1232.034202112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1" calcext:value-type="float">
            <text:p>1</text:p>
          </table:table-cell>
          <table:table-cell office:value-type="float" office:value="1150.11560588835" calcext:value-type="float">
            <text:p>1150.115605888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2" calcext:value-type="float">
            <text:p>2</text:p>
          </table:table-cell>
          <table:table-cell office:value-type="float" office:value="1150.11560588835" calcext:value-type="float">
            <text:p>1150.115605888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3" calcext:value-type="float">
            <text:p>3</text:p>
          </table:table-cell>
          <table:table-cell office:value-type="float" office:value="1043.62071243375" calcext:value-type="float">
            <text:p>1043.62071243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4" calcext:value-type="float">
            <text:p>4</text:p>
          </table:table-cell>
          <table:table-cell office:value-type="float" office:value="973.486466375753" calcext:value-type="float">
            <text:p>973.4864663757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5" calcext:value-type="float">
            <text:p>5</text:p>
          </table:table-cell>
          <table:table-cell office:value-type="float" office:value="869.211648645076" calcext:value-type="float">
            <text:p>869.2116486450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6" calcext:value-type="float">
            <text:p>6</text:p>
          </table:table-cell>
          <table:table-cell office:value-type="float" office:value="737.989898732233" calcext:value-type="float">
            <text:p>737.9898987322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7" calcext:value-type="float">
            <text:p>7</text:p>
          </table:table-cell>
          <table:table-cell office:value-type="float" office:value="710.64495102246" calcext:value-type="float">
            <text:p>710.644951022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8" calcext:value-type="float">
            <text:p>8</text:p>
          </table:table-cell>
          <table:table-cell office:value-type="float" office:value="650.710678118655" calcext:value-type="float">
            <text:p>650.7106781186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9" calcext:value-type="float">
            <text:p>9</text:p>
          </table:table-cell>
          <table:table-cell office:value-type="float" office:value="646.568542494924" calcext:value-type="float">
            <text:p>646.5685424949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10" calcext:value-type="float">
            <text:p>10</text:p>
          </table:table-cell>
          <table:table-cell office:value-type="float" office:value="634.142135623731" calcext:value-type="float">
            <text:p>634.142135623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11" calcext:value-type="float">
            <text:p>11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12" calcext:value-type="float">
            <text:p>12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13" calcext:value-type="float">
            <text:p>13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14" calcext:value-type="float">
            <text:p>14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15" calcext:value-type="float">
            <text:p>15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16" calcext:value-type="float">
            <text:p>16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18" calcext:value-type="float">
            <text:p>18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19" calcext:value-type="float">
            <text:p>19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0" calcext:value-type="float">
            <text:p>0</text:p>
          </table:table-cell>
          <table:table-cell office:value-type="float" office:value="1325.59442252336" calcext:value-type="float">
            <text:p>1325.594422523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1" calcext:value-type="float">
            <text:p>1</text:p>
          </table:table-cell>
          <table:table-cell office:value-type="float" office:value="1225.09438325794" calcext:value-type="float">
            <text:p>1225.094383257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2" calcext:value-type="float">
            <text:p>2</text:p>
          </table:table-cell>
          <table:table-cell office:value-type="float" office:value="1203.33789052026" calcext:value-type="float">
            <text:p>1203.337890520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3" calcext:value-type="float">
            <text:p>3</text:p>
          </table:table-cell>
          <table:table-cell office:value-type="float" office:value="1103.76664427096" calcext:value-type="float">
            <text:p>1103.766644270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4" calcext:value-type="float">
            <text:p>4</text:p>
          </table:table-cell>
          <table:table-cell office:value-type="float" office:value="982.206843271332" calcext:value-type="float">
            <text:p>982.2068432713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5" calcext:value-type="float">
            <text:p>5</text:p>
          </table:table-cell>
          <table:table-cell office:value-type="float" office:value="851.191667865663" calcext:value-type="float">
            <text:p>851.1916678656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6" calcext:value-type="float">
            <text:p>6</text:p>
          </table:table-cell>
          <table:table-cell office:value-type="float" office:value="822.9089066606" calcext:value-type="float">
            <text:p>822.90890666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7" calcext:value-type="float">
            <text:p>7</text:p>
          </table:table-cell>
          <table:table-cell office:value-type="float" office:value="713.269006272023" calcext:value-type="float">
            <text:p>713.2690062720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8" calcext:value-type="float">
            <text:p>8</text:p>
          </table:table-cell>
          <table:table-cell office:value-type="float" office:value="682.333454720339" calcext:value-type="float">
            <text:p>682.3334547203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9" calcext:value-type="float">
            <text:p>9</text:p>
          </table:table-cell>
          <table:table-cell office:value-type="float" office:value="669.907047849146" calcext:value-type="float">
            <text:p>669.9070478491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10" calcext:value-type="float">
            <text:p>10</text:p>
          </table:table-cell>
          <table:table-cell office:value-type="float" office:value="638.284271247462" calcext:value-type="float">
            <text:p>638.2842712474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11" calcext:value-type="float">
            <text:p>11</text:p>
          </table:table-cell>
          <table:table-cell office:value-type="float" office:value="634.142135623731" calcext:value-type="float">
            <text:p>634.142135623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12" calcext:value-type="float">
            <text:p>12</text:p>
          </table:table-cell>
          <table:table-cell office:value-type="float" office:value="634.142135623731" calcext:value-type="float">
            <text:p>634.142135623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13" calcext:value-type="float">
            <text:p>13</text:p>
          </table:table-cell>
          <table:table-cell office:value-type="float" office:value="634.142135623731" calcext:value-type="float">
            <text:p>634.142135623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14" calcext:value-type="float">
            <text:p>14</text:p>
          </table:table-cell>
          <table:table-cell office:value-type="float" office:value="634.142135623731" calcext:value-type="float">
            <text:p>634.142135623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15" calcext:value-type="float">
            <text:p>15</text:p>
          </table:table-cell>
          <table:table-cell office:value-type="float" office:value="634.142135623731" calcext:value-type="float">
            <text:p>634.142135623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16" calcext:value-type="float">
            <text:p>16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18" calcext:value-type="float">
            <text:p>18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19" calcext:value-type="float">
            <text:p>19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0" calcext:value-type="float">
            <text:p>0</text:p>
          </table:table-cell>
          <table:table-cell office:value-type="float" office:value="1285.50980157111" calcext:value-type="float">
            <text:p>1285.509801571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1" calcext:value-type="float">
            <text:p>1</text:p>
          </table:table-cell>
          <table:table-cell office:value-type="float" office:value="1095.39622568937" calcext:value-type="float">
            <text:p>1095.396225689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2" calcext:value-type="float">
            <text:p>2</text:p>
          </table:table-cell>
          <table:table-cell office:value-type="float" office:value="1095.39622568937" calcext:value-type="float">
            <text:p>1095.396225689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3" calcext:value-type="float">
            <text:p>3</text:p>
          </table:table-cell>
          <table:table-cell office:value-type="float" office:value="1043.92532351801" calcext:value-type="float">
            <text:p>1043.92532351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4" calcext:value-type="float">
            <text:p>4</text:p>
          </table:table-cell>
          <table:table-cell office:value-type="float" office:value="857.105685868574" calcext:value-type="float">
            <text:p>857.1056858685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5" calcext:value-type="float">
            <text:p>5</text:p>
          </table:table-cell>
          <table:table-cell office:value-type="float" office:value="837.699411179847" calcext:value-type="float">
            <text:p>837.6994111798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6" calcext:value-type="float">
            <text:p>6</text:p>
          </table:table-cell>
          <table:table-cell office:value-type="float" office:value="727.765492388989" calcext:value-type="float">
            <text:p>727.7654923889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7" calcext:value-type="float">
            <text:p>7</text:p>
          </table:table-cell>
          <table:table-cell office:value-type="float" office:value="683.005630797458" calcext:value-type="float">
            <text:p>683.0056307974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8" calcext:value-type="float">
            <text:p>8</text:p>
          </table:table-cell>
          <table:table-cell office:value-type="float" office:value="668.284271247462" calcext:value-type="float">
            <text:p>668.2842712474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9" calcext:value-type="float">
            <text:p>9</text:p>
          </table:table-cell>
          <table:table-cell office:value-type="float" office:value="646.568542494924" calcext:value-type="float">
            <text:p>646.5685424949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10" calcext:value-type="float">
            <text:p>10</text:p>
          </table:table-cell>
          <table:table-cell office:value-type="float" office:value="646.568542494924" calcext:value-type="float">
            <text:p>646.5685424949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11" calcext:value-type="float">
            <text:p>11</text:p>
          </table:table-cell>
          <table:table-cell office:value-type="float" office:value="642.426406871193" calcext:value-type="float">
            <text:p>642.426406871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12" calcext:value-type="float">
            <text:p>12</text:p>
          </table:table-cell>
          <table:table-cell office:value-type="float" office:value="638.284271247462" calcext:value-type="float">
            <text:p>638.2842712474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13" calcext:value-type="float">
            <text:p>13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14" calcext:value-type="float">
            <text:p>14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15" calcext:value-type="float">
            <text:p>15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16" calcext:value-type="float">
            <text:p>16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18" calcext:value-type="float">
            <text:p>18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19" calcext:value-type="float">
            <text:p>19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5T12:49:36.644670000</dc:date>
    <meta:editing-duration>PT2M38S</meta:editing-duration>
    <meta:editing-cycles>1</meta:editing-cycles>
    <meta:document-statistic meta:table-count="1" meta:cell-count="1292" meta:object-count="0"/>
    <meta:generator>LibreOffice/5.4.2.2$MacOSX_X86_64 LibreOffice_project/22b09f6418e8c2d508a9eaf86b2399209b0990f4</meta:generator>
  </office:meta>
</office:document-meta>
</file>